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10f" officeooo:paragraph-rsid="001b410f"/>
    </style:style>
    <style:style style:name="P2" style:family="paragraph" style:parent-style-name="Standard">
      <style:text-properties officeooo:rsid="001bb1ca" officeooo:paragraph-rsid="001bb1ca"/>
    </style:style>
    <style:style style:name="T1" style:family="text">
      <style:text-properties officeooo:rsid="001b4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1.</text:p>
      <text:p text:style-name="P1"/>
      <text:p text:style-name="P1">Create database order_management;</text:p>
      <text:p text:style-name="P1"/>
      <text:p text:style-name="P1">use order_management;</text:p>
      <text:p text:style-name="P1"/>
      <text:p text:style-name="P1">show order_management;</text:p>
      <text:p text:style-name="P1"/>
      <text:p text:style-name="P1"/>
      <text:p text:style-name="P1"/>
      <text:p text:style-name="P1">Ques3. </text:p>
      <text:p text:style-name="P1">create table customer(cust_id int(20) primary key auto_increment, cust_name varchar(100), mobile_num bigint(20) NOT NULL, age int(20)); </text:p>
      <text:p text:style-name="P1"/>
      <text:p text:style-name="P1">desc customer;</text:p>
      <text:p text:style-name="P1"/>
      <text:p text:style-name="P1"/>
      <text:p text:style-name="P1">create table sales_person(sales_pid int(20) primary key auto_increment, sales_pname varchar(100), mobile_num bigint(20) NOT NULL, age int(20));</text:p>
      <text:p text:style-name="P1"/>
      <text:p text:style-name="P2">desc s<text:span text:style-name="T1">ales_person;</text:span></text:p>
      <text:p text:style-name="P2"/>
      <text:p text:style-name="P2">create table orders(order_id int(20) auto_increment, cust_id int(20), sales_pid int(20), primary key(order_id,cust_id, sales_pid), foreign key cust_ord(cust_id) references customer(cust_id), foreign key sales_p(sales_pid) references sales_person(sales_pid));</text:p>
      <text:p text:style-name="P2"/>
      <text:p text:style-name="P2">desc orders;</text:p>
      <text:p text:style-name="P2"/>
      <text:p text:style-name="P2"/>
      <text:p text:style-name="P2">Ques4.</text:p>
      <text:p text:style-name="P2"><text:s/>insert into customer values( 1,"aakash", 7636477377, 23);</text:p>
      <text:p text:style-name="P2"><text:s/>insert into customer values( 2,"kamal", 9836877377, 27);</text:p>
      <text:p text:style-name="P2"><text:s/>insert into customer values( 3,"sukirti", 8756877377, 26);</text:p>
      <text:p text:style-name="P2"><text:s/>insert into customer values( 4,"mudit", 9867773737, 29);</text:p>
      <text:p text:style-name="P2"><text:s/>insert into customer values( 5,"joyesh", 8757773737, 30)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0:00:51.020897486</meta:creation-date>
    <dc:date>2019-02-07T01:27:19.862055624</dc:date>
    <meta:editing-duration>PT10M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7" meta:word-count="103" meta:character-count="965" meta:non-whitespace-character-count="872"/>
  </office:meta>
</office:document-meta>
</file>